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8.894cm" fo:min-width="5.342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3.306cm" fo:min-width="5.342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4.45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766cm" fo:min-width="7.247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893cm" fo:min-width="7.501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42cm" svg:height="9.144cm" svg:x="1.762cm" svg:y="2.524cm">
          <text:p text:style-name="P1">Cluster 1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08cm" svg:height="1.016cm" svg:x="2.016cm" svg:y="3.921cm">
          <text:p text:style-name="P3">Workflow run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842cm" svg:height="3.556cm" svg:x="7.858cm" svg:y="4.556cm">
          <text:p text:style-name="P1">Cluste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42cm" svg:height="3.556cm" svg:x="13.954cm" svg:y="4.556cm">
          <text:p text:style-name="P1">Cluster 3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08cm" svg:height="1.016cm" svg:x="2.016cm" svg:y="6.461cm">
          <text:p text:style-name="P3">Analysis task 1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.953cm" svg:height="1.016cm" svg:x="8.239cm" svg:y="6.461cm">
          <text:p text:style-name="P3">Analysis task 2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953cm" svg:height="1.016cm" svg:x="14.208cm" svg:y="6.461cm">
          <text:p text:style-name="P3">Analysis task 3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08cm" svg:height="1.016cm" svg:x="2.016cm" svg:y="10.271cm">
          <text:p text:style-name="P3">Join result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556cm" svg:y1="4.937cm" svg:x2="10.715cm" svg:y2="6.461cm" draw:start-shape="id1" draw:start-glue-point="2" draw:end-shape="id2" svg:d="M4556 4937v762h6159v762" svg:viewBox="0 0 6160 1525">
          <text:p/>
        </draw:connector>
        <draw:connector draw:style-name="gr5" draw:text-style-name="P4" draw:layer="layout" svg:x1="4.556cm" svg:y1="4.937cm" svg:x2="16.684cm" svg:y2="6.461cm" draw:start-shape="id1" draw:start-glue-point="2" draw:end-shape="id3" draw:end-glue-point="0" svg:d="M4556 4937v762h12128v762" svg:viewBox="0 0 12129 1525">
          <text:p/>
        </draw:connector>
        <draw:connector draw:style-name="gr5" draw:text-style-name="P4" draw:layer="layout" svg:x1="4.556cm" svg:y1="4.937cm" svg:x2="4.556cm" svg:y2="6.461cm" draw:start-shape="id1" draw:start-glue-point="2" draw:end-shape="id4" draw:end-glue-point="0" svg:d="M4556 4937v1524" svg:viewBox="0 0 1 1525">
          <text:p/>
        </draw:connector>
        <draw:connector draw:style-name="gr5" draw:text-style-name="P4" draw:layer="layout" svg:x1="10.715cm" svg:y1="7.477cm" svg:x2="4.556cm" svg:y2="10.271cm" draw:start-shape="id2" draw:start-glue-point="2" draw:end-shape="id5" svg:d="M10715 7477v1397h-6159v1397" svg:viewBox="0 0 6160 2795">
          <text:p/>
        </draw:connector>
        <draw:connector draw:style-name="gr5" draw:text-style-name="P4" draw:layer="layout" svg:x1="16.684cm" svg:y1="7.477cm" svg:x2="4.556cm" svg:y2="10.271cm" draw:start-shape="id3" draw:start-glue-point="2" draw:end-shape="id5" draw:end-glue-point="0" svg:d="M16684 7477v1397h-12128v1397" svg:viewBox="0 0 12129 2795">
          <text:p/>
        </draw:connector>
        <draw:connector draw:style-name="gr5" draw:text-style-name="P4" draw:layer="layout" svg:x1="4.556cm" svg:y1="7.477cm" svg:x2="4.556cm" svg:y2="10.271cm" draw:start-shape="id4" draw:start-glue-point="2" draw:end-shape="id5" draw:end-glue-point="0" svg:d="M4556 7477v2794" svg:viewBox="0 0 1 2795">
          <text:p/>
        </draw:connector>
        <draw:custom-shape draw:style-name="gr6" draw:text-style-name="P6" draw:layer="layout" svg:width="7.747cm" svg:height="1.016cm" svg:x="7.858cm" svg:y="3.286cm">
          <text:p text:style-name="P5"><text:span text:style-name="T1">User from cluster </text:span><text:span text:style-name="T1">1 is able to </text:span><text:span text:style-name="T1">authenticate </text:span></text:p>
          <text:p text:style-name="P5"><text:span text:style-name="T1">to clusters 2 and 3 </text:span><text:span text:style-name="T1">and submit work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.001cm" svg:height="1.143cm" svg:x="7.731cm" svg:y="9.128cm">
          <text:p text:style-name="P5"><text:span text:style-name="T1">Input and output data for workflow steps is </text:span></text:p>
          <text:p text:style-name="P5"><text:span text:style-name="T1">streamed to, from or between clusters on dema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5:17:57.187709528</meta:creation-date>
    <dc:date>2018-11-21T15:46:00.585476641</dc:date>
    <meta:editing-duration>PT7M43S</meta:editing-duration>
    <meta:editing-cycles>2</meta:editing-cycles>
    <meta:generator>LibreOffice/5.2.7.2$Linux_X86_64 LibreOffice_project/20m0$Build-2</meta:generator>
    <meta:document-statistic meta:object-count="16"/>
  </office:meta>
</office:document-meta>
</file>